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u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euristicName</text:p>
          </table:table-cell>
          <table:table-cell office:value-type="string" calcext:value-type="string">
            <text:p>maxTil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128" calcext:value-type="float">
            <text:p>128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512" calcext:value-type="float">
            <text:p>512</text:p>
          </table:table-cell>
          <table:table-cell office:value-type="float" office:value="5172" calcext:value-type="float">
            <text:p>5172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512" calcext:value-type="float">
            <text:p>512</text:p>
          </table:table-cell>
          <table:table-cell office:value-type="float" office:value="6112" calcext:value-type="float">
            <text:p>6112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512" calcext:value-type="float">
            <text:p>512</text:p>
          </table:table-cell>
          <table:table-cell office:value-type="float" office:value="5756" calcext:value-type="float">
            <text:p>5756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512" calcext:value-type="float">
            <text:p>512</text:p>
          </table:table-cell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128" calcext:value-type="float">
            <text:p>128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128" calcext:value-type="float">
            <text:p>128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128" calcext:value-type="float">
            <text:p>128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128" calcext:value-type="float">
            <text:p>128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884" calcext:value-type="float">
            <text:p>3884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844" calcext:value-type="float">
            <text:p>3844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128" calcext:value-type="float">
            <text:p>128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128" calcext:value-type="float">
            <text:p>128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128" calcext:value-type="float">
            <text:p>128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372" calcext:value-type="float">
            <text:p>3372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128" calcext:value-type="float">
            <text:p>128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128" calcext:value-type="float">
            <text:p>128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128" calcext:value-type="float">
            <text:p>128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028" calcext:value-type="float">
            <text:p>3028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64" calcext:value-type="float">
            <text:p>6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128" calcext:value-type="float">
            <text:p>128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888" calcext:value-type="float">
            <text:p>2888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128" calcext:value-type="float">
            <text:p>128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128" calcext:value-type="float">
            <text:p>128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128" calcext:value-type="float">
            <text:p>12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512" calcext:value-type="float">
            <text:p>512</text:p>
          </table:table-cell>
          <table:table-cell office:value-type="float" office:value="5468" calcext:value-type="float">
            <text:p>5468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128" calcext:value-type="float">
            <text:p>128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512" calcext:value-type="float">
            <text:p>512</text:p>
          </table:table-cell>
          <table:table-cell office:value-type="float" office:value="5672" calcext:value-type="float">
            <text:p>5672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128" calcext:value-type="float">
            <text:p>128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512" calcext:value-type="float">
            <text:p>512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512" calcext:value-type="float">
            <text:p>512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128" calcext:value-type="float">
            <text:p>128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128" calcext:value-type="float">
            <text:p>128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128" calcext:value-type="float">
            <text:p>128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128" calcext:value-type="float">
            <text:p>128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512" calcext:value-type="float">
            <text:p>512</text:p>
          </table:table-cell>
          <table:table-cell office:value-type="float" office:value="7028" calcext:value-type="float">
            <text:p>7028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128" calcext:value-type="float">
            <text:p>128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512" calcext:value-type="float">
            <text:p>512</text:p>
          </table:table-cell>
          <table:table-cell office:value-type="float" office:value="7092" calcext:value-type="float">
            <text:p>7092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128" calcext:value-type="float">
            <text:p>128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512" calcext:value-type="float">
            <text:p>512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512" calcext:value-type="float">
            <text:p>512</text:p>
          </table:table-cell>
          <table:table-cell office:value-type="float" office:value="5308" calcext:value-type="float">
            <text:p>5308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128" calcext:value-type="float">
            <text:p>128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string" calcext:value-type="string">
            <text:p>sumCells</text:p>
          </table:table-cell>
          <table:table-cell office:value-type="float" office:value="256" calcext:value-type="float">
            <text:p>256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2212" calcext:value-type="float">
            <text:p>12212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21436" calcext:value-type="float">
            <text:p>21436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7700" calcext:value-type="float">
            <text:p>17700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21876" calcext:value-type="float">
            <text:p>21876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9508" calcext:value-type="float">
            <text:p>19508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6980" calcext:value-type="float">
            <text:p>16980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29888" calcext:value-type="float">
            <text:p>29888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5544" calcext:value-type="float">
            <text:p>15544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30484" calcext:value-type="float">
            <text:p>30484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3424" calcext:value-type="float">
            <text:p>13424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32028" calcext:value-type="float">
            <text:p>32028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28272" calcext:value-type="float">
            <text:p>28272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32064" calcext:value-type="float">
            <text:p>32064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4228" calcext:value-type="float">
            <text:p>14228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512" calcext:value-type="float">
            <text:p>512</text:p>
          </table:table-cell>
          <table:table-cell office:value-type="float" office:value="7908" calcext:value-type="float">
            <text:p>7908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512" calcext:value-type="float">
            <text:p>512</text:p>
          </table:table-cell>
          <table:table-cell office:value-type="float" office:value="9860" calcext:value-type="float">
            <text:p>9860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36424" calcext:value-type="float">
            <text:p>36424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29304" calcext:value-type="float">
            <text:p>29304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5824" calcext:value-type="float">
            <text:p>15824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4752" calcext:value-type="float">
            <text:p>14752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27640" calcext:value-type="float">
            <text:p>27640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8088" calcext:value-type="float">
            <text:p>18088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21900" calcext:value-type="float">
            <text:p>21900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3168" calcext:value-type="float">
            <text:p>13168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4980" calcext:value-type="float">
            <text:p>14980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6140" calcext:value-type="float">
            <text:p>16140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28024" calcext:value-type="float">
            <text:p>28024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21504" calcext:value-type="float">
            <text:p>21504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4232" calcext:value-type="float">
            <text:p>14232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24212" calcext:value-type="float">
            <text:p>24212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32932" calcext:value-type="float">
            <text:p>32932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8936" calcext:value-type="float">
            <text:p>18936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9508" calcext:value-type="float">
            <text:p>19508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4448" calcext:value-type="float">
            <text:p>14448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22192" calcext:value-type="float">
            <text:p>22192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25080" calcext:value-type="float">
            <text:p>25080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9244" calcext:value-type="float">
            <text:p>19244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9064" calcext:value-type="float">
            <text:p>19064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38836" calcext:value-type="float">
            <text:p>38836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35904" calcext:value-type="float">
            <text:p>35904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4668" calcext:value-type="float">
            <text:p>14668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27376" calcext:value-type="float">
            <text:p>27376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8052" calcext:value-type="float">
            <text:p>18052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21284" calcext:value-type="float">
            <text:p>21284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26088" calcext:value-type="float">
            <text:p>26088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24392" calcext:value-type="float">
            <text:p>24392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36420" calcext:value-type="float">
            <text:p>36420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38940" calcext:value-type="float">
            <text:p>38940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6840" calcext:value-type="float">
            <text:p>16840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27984" calcext:value-type="float">
            <text:p>27984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8256" calcext:value-type="float">
            <text:p>18256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37216" calcext:value-type="float">
            <text:p>37216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36576" calcext:value-type="float">
            <text:p>36576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29204" calcext:value-type="float">
            <text:p>29204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4172" calcext:value-type="float">
            <text:p>14172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7072" calcext:value-type="float">
            <text:p>17072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512" calcext:value-type="float">
            <text:p>512</text:p>
          </table:table-cell>
          <table:table-cell office:value-type="float" office:value="8560" calcext:value-type="float">
            <text:p>8560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28996" calcext:value-type="float">
            <text:p>28996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31264" calcext:value-type="float">
            <text:p>31264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20600" calcext:value-type="float">
            <text:p>20600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30332" calcext:value-type="float">
            <text:p>30332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8684" calcext:value-type="float">
            <text:p>18684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7240" calcext:value-type="float">
            <text:p>17240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32984" calcext:value-type="float">
            <text:p>32984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6228" calcext:value-type="float">
            <text:p>16228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512" calcext:value-type="float">
            <text:p>512</text:p>
          </table:table-cell>
          <table:table-cell office:value-type="float" office:value="9944" calcext:value-type="float">
            <text:p>9944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38060" calcext:value-type="float">
            <text:p>38060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8664" calcext:value-type="float">
            <text:p>18664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512" calcext:value-type="float">
            <text:p>512</text:p>
          </table:table-cell>
          <table:table-cell office:value-type="float" office:value="9936" calcext:value-type="float">
            <text:p>9936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3628" calcext:value-type="float">
            <text:p>13628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512" calcext:value-type="float">
            <text:p>512</text:p>
          </table:table-cell>
          <table:table-cell office:value-type="float" office:value="9912" calcext:value-type="float">
            <text:p>9912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9528" calcext:value-type="float">
            <text:p>19528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27536" calcext:value-type="float">
            <text:p>27536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25916" calcext:value-type="float">
            <text:p>25916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6580" calcext:value-type="float">
            <text:p>16580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8044" calcext:value-type="float">
            <text:p>18044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7080" calcext:value-type="float">
            <text:p>17080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6952" calcext:value-type="float">
            <text:p>16952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21584" calcext:value-type="float">
            <text:p>21584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21572" calcext:value-type="float">
            <text:p>21572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6220" calcext:value-type="float">
            <text:p>16220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20412" calcext:value-type="float">
            <text:p>20412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512" calcext:value-type="float">
            <text:p>512</text:p>
          </table:table-cell>
          <table:table-cell office:value-type="float" office:value="6836" calcext:value-type="float">
            <text:p>6836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36672" calcext:value-type="float">
            <text:p>36672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26920" calcext:value-type="float">
            <text:p>26920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36612" calcext:value-type="float">
            <text:p>36612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27140" calcext:value-type="float">
            <text:p>27140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20448" calcext:value-type="float">
            <text:p>20448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36516" calcext:value-type="float">
            <text:p>36516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25536" calcext:value-type="float">
            <text:p>25536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4808" calcext:value-type="float">
            <text:p>14808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36708" calcext:value-type="float">
            <text:p>36708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8576" calcext:value-type="float">
            <text:p>18576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8012" calcext:value-type="float">
            <text:p>18012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7832" calcext:value-type="float">
            <text:p>17832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2048" calcext:value-type="float">
            <text:p>2048</text:p>
          </table:table-cell>
          <table:table-cell office:value-type="float" office:value="29320" calcext:value-type="float">
            <text:p>29320</text:p>
          </table:table-cell>
        </table:table-row>
        <table:table-row table:style-name="ro1">
          <table:table-cell office:value-type="string" calcext:value-type="string">
            <text:p>largest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8388" calcext:value-type="float">
            <text:p>18388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6856" calcext:value-type="float">
            <text:p>26856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2376" calcext:value-type="float">
            <text:p>12376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2252" calcext:value-type="float">
            <text:p>32252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4308" calcext:value-type="float">
            <text:p>34308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52084" calcext:value-type="float">
            <text:p>52084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6400" calcext:value-type="float">
            <text:p>26400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60812" calcext:value-type="float">
            <text:p>60812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2452" calcext:value-type="float">
            <text:p>32452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2344" calcext:value-type="float">
            <text:p>32344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58988" calcext:value-type="float">
            <text:p>58988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8344" calcext:value-type="float">
            <text:p>18344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6556" calcext:value-type="float">
            <text:p>16556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2024" calcext:value-type="float">
            <text:p>12024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60404" calcext:value-type="float">
            <text:p>60404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7176" calcext:value-type="float">
            <text:p>27176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7248" calcext:value-type="float">
            <text:p>27248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57936" calcext:value-type="float">
            <text:p>57936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6160" calcext:value-type="float">
            <text:p>16160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7556" calcext:value-type="float">
            <text:p>27556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2072" calcext:value-type="float">
            <text:p>32072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4448" calcext:value-type="float">
            <text:p>34448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6168" calcext:value-type="float">
            <text:p>36168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71244" calcext:value-type="float">
            <text:p>71244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6232" calcext:value-type="float">
            <text:p>36232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60780" calcext:value-type="float">
            <text:p>60780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4836" calcext:value-type="float">
            <text:p>34836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6516" calcext:value-type="float">
            <text:p>26516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4428" calcext:value-type="float">
            <text:p>34428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6416" calcext:value-type="float">
            <text:p>36416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59672" calcext:value-type="float">
            <text:p>59672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5296" calcext:value-type="float">
            <text:p>35296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5740" calcext:value-type="float">
            <text:p>35740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4136" calcext:value-type="float">
            <text:p>34136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60540" calcext:value-type="float">
            <text:p>60540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7008" calcext:value-type="float">
            <text:p>37008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1884" calcext:value-type="float">
            <text:p>31884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0088" calcext:value-type="float">
            <text:p>30088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4168" calcext:value-type="float">
            <text:p>34168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4384" calcext:value-type="float">
            <text:p>34384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5804" calcext:value-type="float">
            <text:p>35804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5688" calcext:value-type="float">
            <text:p>35688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4292" calcext:value-type="float">
            <text:p>14292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6584" calcext:value-type="float">
            <text:p>16584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5052" calcext:value-type="float">
            <text:p>35052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6164" calcext:value-type="float">
            <text:p>36164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4360" calcext:value-type="float">
            <text:p>34360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6140" calcext:value-type="float">
            <text:p>36140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512" calcext:value-type="float">
            <text:p>512</text:p>
          </table:table-cell>
          <table:table-cell office:value-type="float" office:value="6708" calcext:value-type="float">
            <text:p>6708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2552" calcext:value-type="float">
            <text:p>32552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7508" calcext:value-type="float">
            <text:p>27508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60628" calcext:value-type="float">
            <text:p>60628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4804" calcext:value-type="float">
            <text:p>34804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7520" calcext:value-type="float">
            <text:p>27520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6524" calcext:value-type="float">
            <text:p>16524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6064" calcext:value-type="float">
            <text:p>36064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5592" calcext:value-type="float">
            <text:p>35592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1372" calcext:value-type="float">
            <text:p>31372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7232" calcext:value-type="float">
            <text:p>27232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60220" calcext:value-type="float">
            <text:p>60220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7908" calcext:value-type="float">
            <text:p>27908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5984" calcext:value-type="float">
            <text:p>15984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4452" calcext:value-type="float">
            <text:p>34452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4516" calcext:value-type="float">
            <text:p>34516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0580" calcext:value-type="float">
            <text:p>20580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5456" calcext:value-type="float">
            <text:p>15456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51304" calcext:value-type="float">
            <text:p>51304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1124" calcext:value-type="float">
            <text:p>31124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59196" calcext:value-type="float">
            <text:p>59196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6076" calcext:value-type="float">
            <text:p>36076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7148" calcext:value-type="float">
            <text:p>27148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7104" calcext:value-type="float">
            <text:p>27104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5968" calcext:value-type="float">
            <text:p>35968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56172" calcext:value-type="float">
            <text:p>56172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4988" calcext:value-type="float">
            <text:p>34988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2856" calcext:value-type="float">
            <text:p>32856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4028" calcext:value-type="float">
            <text:p>14028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512" calcext:value-type="float">
            <text:p>512</text:p>
          </table:table-cell>
          <table:table-cell office:value-type="float" office:value="10860" calcext:value-type="float">
            <text:p>10860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6120" calcext:value-type="float">
            <text:p>36120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5392" calcext:value-type="float">
            <text:p>15392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70416" calcext:value-type="float">
            <text:p>70416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59720" calcext:value-type="float">
            <text:p>59720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6212" calcext:value-type="float">
            <text:p>36212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2336" calcext:value-type="float">
            <text:p>12336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1456" calcext:value-type="float">
            <text:p>31456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1724" calcext:value-type="float">
            <text:p>21724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6080" calcext:value-type="float">
            <text:p>36080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60424" calcext:value-type="float">
            <text:p>60424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5184" calcext:value-type="float">
            <text:p>35184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7256" calcext:value-type="float">
            <text:p>27256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5912" calcext:value-type="float">
            <text:p>35912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4456" calcext:value-type="float">
            <text:p>34456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6112" calcext:value-type="float">
            <text:p>36112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51392" calcext:value-type="float">
            <text:p>51392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6488" calcext:value-type="float">
            <text:p>16488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7016" calcext:value-type="float">
            <text:p>27016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6224" calcext:value-type="float">
            <text:p>36224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56772" calcext:value-type="float">
            <text:p>56772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1680" calcext:value-type="float">
            <text:p>31680</text:p>
          </table:table-cell>
        </table:table-row>
        <table:table-row table:style-name="ro1">
          <table:table-cell office:value-type="string" calcext:value-type="string">
            <text:p>snake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6104" calcext:value-type="float">
            <text:p>16104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4524" calcext:value-type="float">
            <text:p>34524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7252" calcext:value-type="float">
            <text:p>27252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7880" calcext:value-type="float">
            <text:p>27880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4484" calcext:value-type="float">
            <text:p>34484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1828" calcext:value-type="float">
            <text:p>31828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4028" calcext:value-type="float">
            <text:p>14028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5624" calcext:value-type="float">
            <text:p>35624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4012" calcext:value-type="float">
            <text:p>24012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4120" calcext:value-type="float">
            <text:p>34120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4412" calcext:value-type="float">
            <text:p>34412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1976" calcext:value-type="float">
            <text:p>3197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6156" calcext:value-type="float">
            <text:p>2615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7440" calcext:value-type="float">
            <text:p>27440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0092" calcext:value-type="float">
            <text:p>30092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62716" calcext:value-type="float">
            <text:p>6271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4556" calcext:value-type="float">
            <text:p>3455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8120" calcext:value-type="float">
            <text:p>28120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5696" calcext:value-type="float">
            <text:p>3569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58308" calcext:value-type="float">
            <text:p>58308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6504" calcext:value-type="float">
            <text:p>16504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6180" calcext:value-type="float">
            <text:p>36180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6364" calcext:value-type="float">
            <text:p>36364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5540" calcext:value-type="float">
            <text:p>35540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47528" calcext:value-type="float">
            <text:p>47528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2312" calcext:value-type="float">
            <text:p>32312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7536" calcext:value-type="float">
            <text:p>2753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51492" calcext:value-type="float">
            <text:p>51492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2888" calcext:value-type="float">
            <text:p>22888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7112" calcext:value-type="float">
            <text:p>27112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512" calcext:value-type="float">
            <text:p>512</text:p>
          </table:table-cell>
          <table:table-cell office:value-type="float" office:value="7164" calcext:value-type="float">
            <text:p>7164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56428" calcext:value-type="float">
            <text:p>56428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56" calcext:value-type="float">
            <text:p>256</text:p>
          </table:table-cell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67544" calcext:value-type="float">
            <text:p>67544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58660" calcext:value-type="float">
            <text:p>58660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3980" calcext:value-type="float">
            <text:p>23980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6552" calcext:value-type="float">
            <text:p>16552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60240" calcext:value-type="float">
            <text:p>60240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7896" calcext:value-type="float">
            <text:p>3789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7796" calcext:value-type="float">
            <text:p>1779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9012" calcext:value-type="float">
            <text:p>29012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60256" calcext:value-type="float">
            <text:p>6025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2428" calcext:value-type="float">
            <text:p>32428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68504" calcext:value-type="float">
            <text:p>68504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6376" calcext:value-type="float">
            <text:p>3637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1596" calcext:value-type="float">
            <text:p>3159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70548" calcext:value-type="float">
            <text:p>70548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7932" calcext:value-type="float">
            <text:p>17932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2412" calcext:value-type="float">
            <text:p>32412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46292" calcext:value-type="float">
            <text:p>46292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3972" calcext:value-type="float">
            <text:p>33972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1348" calcext:value-type="float">
            <text:p>11348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5312" calcext:value-type="float">
            <text:p>15312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61232" calcext:value-type="float">
            <text:p>61232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72976" calcext:value-type="float">
            <text:p>7297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3652" calcext:value-type="float">
            <text:p>23652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4028" calcext:value-type="float">
            <text:p>34028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7952" calcext:value-type="float">
            <text:p>27952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7096" calcext:value-type="float">
            <text:p>2709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2472" calcext:value-type="float">
            <text:p>12472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58460" calcext:value-type="float">
            <text:p>58460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6364" calcext:value-type="float">
            <text:p>36364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52976" calcext:value-type="float">
            <text:p>5297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5356" calcext:value-type="float">
            <text:p>3535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2552" calcext:value-type="float">
            <text:p>32552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6488" calcext:value-type="float">
            <text:p>16488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5340" calcext:value-type="float">
            <text:p>15340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6276" calcext:value-type="float">
            <text:p>1627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6164" calcext:value-type="float">
            <text:p>16164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2604" calcext:value-type="float">
            <text:p>32604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6728" calcext:value-type="float">
            <text:p>16728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512" calcext:value-type="float">
            <text:p>512</text:p>
          </table:table-cell>
          <table:table-cell office:value-type="float" office:value="7576" calcext:value-type="float">
            <text:p>757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3044" calcext:value-type="float">
            <text:p>33044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3632" calcext:value-type="float">
            <text:p>33632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9256" calcext:value-type="float">
            <text:p>2925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58760" calcext:value-type="float">
            <text:p>58760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2888" calcext:value-type="float">
            <text:p>32888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2004" calcext:value-type="float">
            <text:p>32004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68032" calcext:value-type="float">
            <text:p>68032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47404" calcext:value-type="float">
            <text:p>47404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6176" calcext:value-type="float">
            <text:p>1617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5380" calcext:value-type="float">
            <text:p>15380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49976" calcext:value-type="float">
            <text:p>4997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60532" calcext:value-type="float">
            <text:p>60532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7708" calcext:value-type="float">
            <text:p>27708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6276" calcext:value-type="float">
            <text:p>3627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6820" calcext:value-type="float">
            <text:p>36820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4764" calcext:value-type="float">
            <text:p>34764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27636" calcext:value-type="float">
            <text:p>2763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2304" calcext:value-type="float">
            <text:p>32304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2636" calcext:value-type="float">
            <text:p>3263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6348" calcext:value-type="float">
            <text:p>16348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6936" calcext:value-type="float">
            <text:p>3693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5864" calcext:value-type="float">
            <text:p>35864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6048" calcext:value-type="float">
            <text:p>16048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1024" calcext:value-type="float">
            <text:p>1024</text:p>
          </table:table-cell>
          <table:table-cell office:value-type="float" office:value="15904" calcext:value-type="float">
            <text:p>15904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4096" calcext:value-type="float">
            <text:p>4096</text:p>
          </table:table-cell>
          <table:table-cell office:value-type="float" office:value="62528" calcext:value-type="float">
            <text:p>62528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6176" calcext:value-type="float">
            <text:p>36176</text:p>
          </table:table-cell>
        </table:table-row>
        <table:table-row table:style-name="ro1">
          <table:table-cell office:value-type="string" calcext:value-type="string">
            <text:p>topLeftCornerProximity_4_by_4</text:p>
          </table:table-cell>
          <table:table-cell office:value-type="float" office:value="2048" calcext:value-type="float">
            <text:p>2048</text:p>
          </table:table-cell>
          <table:table-cell office:value-type="float" office:value="36356" calcext:value-type="float">
            <text:p>36356</text:p>
          </table:table-cell>
        </table:table-row>
      </table:table>
      <table:table table:name="Sheet2" table:style-name="ta1">
        <table:shapes>
          <draw:frame draw:z-index="0" draw:style-name="gr1" draw:text-style-name="P1" svg:width="15.999cm" svg:height="8.999cm" svg:x="17.082cm" svg:y="4.323cm">
            <draw:object draw:notify-on-update-of-ranges="Sheet2.A1:Sheet2.A1 Sheet2.A2:Sheet2.A8 Sheet2.B1:Sheet2.B1 Sheet2.B2:Sheet2.B8 Sheet2.C1:Sheet2.C1 Sheet2.C2:Sheet2.C8 Sheet2.D1:Sheet2.D1 Sheet2.D2:Sheet2.D8 Sheet2.E1:Sheet2.E1 Sheet2.E2:Sheet2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Max Tile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Largest Lower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Diagonal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UNTIF([$dump.$B$2:.$B$101]; [.$A2])/100 +[.B3]" office:value-type="float" office:value="1" calcext:value-type="float">
            <text:p>1</text:p>
          </table:table-cell>
          <table:table-cell table:formula="of:=COUNTIF([$dump.$B$102:.$B$201]; [.$A2])/100 +[.C3]" office:value-type="float" office:value="1" calcext:value-type="float">
            <text:p>1</text:p>
          </table:table-cell>
          <table:table-cell table:formula="of:=COUNTIF([$dump.$B$202:.$B$301]; [.$A2])/100 +[.D3]" office:value-type="float" office:value="1" calcext:value-type="float">
            <text:p>1</text:p>
          </table:table-cell>
          <table:table-cell table:formula="of:=COUNTIF([$dump.$B$302:.$B$401]; [.$A2])/100 +[.E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UNTIF([$dump.$B$2:.$B$101]; [.$A3])/100 +[.B4]" office:value-type="float" office:value="0.99" calcext:value-type="float">
            <text:p>0.99</text:p>
          </table:table-cell>
          <table:table-cell table:formula="of:=COUNTIF([$dump.$B$102:.$B$201]; [.$A3])/100 +[.C4]" office:value-type="float" office:value="1" calcext:value-type="float">
            <text:p>1</text:p>
          </table:table-cell>
          <table:table-cell table:formula="of:=COUNTIF([$dump.$B$202:.$B$301]; [.$A3])/100 +[.D4]" office:value-type="float" office:value="1" calcext:value-type="float">
            <text:p>1</text:p>
          </table:table-cell>
          <table:table-cell table:formula="of:=COUNTIF([$dump.$B$302:.$B$401]; [.$A3])/100 +[.E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COUNTIF([$dump.$B$2:.$B$101]; [.$A4])/100 +[.B5]" office:value-type="float" office:value="0.75" calcext:value-type="float">
            <text:p>0.75</text:p>
          </table:table-cell>
          <table:table-cell table:formula="of:=COUNTIF([$dump.$B$102:.$B$201]; [.$A4])/100 +[.C5]" office:value-type="float" office:value="1" calcext:value-type="float">
            <text:p>1</text:p>
          </table:table-cell>
          <table:table-cell table:formula="of:=COUNTIF([$dump.$B$202:.$B$301]; [.$A4])/100 +[.D5]" office:value-type="float" office:value="1" calcext:value-type="float">
            <text:p>1</text:p>
          </table:table-cell>
          <table:table-cell table:formula="of:=COUNTIF([$dump.$B$302:.$B$401]; [.$A4])/100 +[.E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COUNTIF([$dump.$B$2:.$B$101]; [.$A5])/100 +[.B6]" office:value-type="float" office:value="0.12" calcext:value-type="float">
            <text:p>0.12</text:p>
          </table:table-cell>
          <table:table-cell table:formula="of:=COUNTIF([$dump.$B$102:.$B$201]; [.$A5])/100 +[.C6]" office:value-type="float" office:value="1" calcext:value-type="float">
            <text:p>1</text:p>
          </table:table-cell>
          <table:table-cell table:formula="of:=COUNTIF([$dump.$B$202:.$B$301]; [.$A5])/100 +[.D6]" office:value-type="float" office:value="1" calcext:value-type="float">
            <text:p>1</text:p>
          </table:table-cell>
          <table:table-cell table:formula="of:=COUNTIF([$dump.$B$302:.$B$401]; [.$A5])/100 +[.E6]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COUNTIF([$dump.$B$2:.$B$101]; [.$A6])/100 +[.B7]" office:value-type="float" office:value="0" calcext:value-type="float">
            <text:p>0</text:p>
          </table:table-cell>
          <table:table-cell table:formula="of:=COUNTIF([$dump.$B$102:.$B$201]; [.$A6])/100 +[.C7]" office:value-type="float" office:value="0.93" calcext:value-type="float">
            <text:p>0.93</text:p>
          </table:table-cell>
          <table:table-cell table:formula="of:=COUNTIF([$dump.$B$202:.$B$301]; [.$A6])/100 +[.D7]" office:value-type="float" office:value="0.98" calcext:value-type="float">
            <text:p>0.98</text:p>
          </table:table-cell>
          <table:table-cell table:formula="of:=COUNTIF([$dump.$B$302:.$B$401]; [.$A6])/100 +[.E7]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COUNTIF([$dump.$B$2:.$B$101]; [.$A7])/100 +[.B8]" office:value-type="float" office:value="0" calcext:value-type="float">
            <text:p>0</text:p>
          </table:table-cell>
          <table:table-cell table:formula="of:=COUNTIF([$dump.$B$102:.$B$201]; [.$A7])/100 +[.C8]" office:value-type="float" office:value="0.38" calcext:value-type="float">
            <text:p>0.38</text:p>
          </table:table-cell>
          <table:table-cell table:formula="of:=COUNTIF([$dump.$B$202:.$B$301]; [.$A7])/100 +[.D8]" office:value-type="float" office:value="0.82" calcext:value-type="float">
            <text:p>0.82</text:p>
          </table:table-cell>
          <table:table-cell table:formula="of:=COUNTIF([$dump.$B$302:.$B$401]; [.$A7])/100 +[.E8]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COUNTIF([$dump.$B$2:.$B$101]; [.$A8])/100 +[.B9]" office:value-type="float" office:value="0" calcext:value-type="float">
            <text:p>0</text:p>
          </table:table-cell>
          <table:table-cell table:formula="of:=COUNTIF([$dump.$B$102:.$B$201]; [.$A8])/100 +[.C9]" office:value-type="float" office:value="0" calcext:value-type="float">
            <text:p>0</text:p>
          </table:table-cell>
          <table:table-cell table:formula="of:=COUNTIF([$dump.$B$202:.$B$301]; [.$A8])/100 +[.D9]" office:value-type="float" office:value="0.19" calcext:value-type="float">
            <text:p>0.19</text:p>
          </table:table-cell>
          <table:table-cell table:formula="of:=COUNTIF([$dump.$B$302:.$B$401]; [.$A8])/100 +[.E9]" office:value-type="float" office:value="0.22" calcext:value-type="float">
            <text:p>0.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5T13:42:39.769081167</dc:date>
    <meta:editing-duration>PT3H41M13S</meta:editing-duration>
    <meta:editing-cycles>2</meta:editing-cycles>
    <meta:generator>LibreOffice/7.4.2.3$Linux_X86_64 LibreOffice_project/40$Build-3</meta:generator>
    <meta:document-statistic meta:table-count="2" meta:cell-count="124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3.454cm" style:legend-expansion="high" chart:style-name="ch2"/>
        <chart:plot-area chart:style-name="ch3" table:cell-range-address="Sheet2.A1:Sheet2.E8" chart:data-source-has-labels="both" svg:x="0.32cm" svg:y="0.18cm" svg:width="12.462cm" svg:height="8.64cm">
          <chart:coordinate-region svg:x="1.047cm" svg:y="0.38cm" svg:width="11.735cm" svg:height="7.793cm"/>
          <chart:axis chart:dimension="x" chart:name="primary-x" chart:style-name="ch4" chartooo:axis-type="auto">
            <chartooo:date-scale/>
            <chart:categories table:cell-range-address="Sheet2.A2:Sheet2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8" chart:label-cell-address="Sheet2.B1:Sheet2.B1" chart:class="chart:bar">
            <chart:data-point chart:repeated="7"/>
          </chart:series>
          <chart:series chart:style-name="ch8" chart:values-cell-range-address="Sheet2.C2:Sheet2.C8" chart:label-cell-address="Sheet2.C1:Sheet2.C1" chart:class="chart:bar">
            <chart:data-point chart:repeated="7"/>
          </chart:series>
          <chart:series chart:style-name="ch9" chart:values-cell-range-address="Sheet2.D2:Sheet2.D8" chart:label-cell-address="Sheet2.D1:Sheet2.D1" chart:class="chart:bar">
            <chart:data-point chart:repeated="7"/>
          </chart:series>
          <chart:series chart:style-name="ch10" chart:values-cell-range-address="Sheet2.E2:Sheet2.E8" chart:label-cell-address="Sheet2.E1:Sheet2.E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</text:p>
                <draw:g>
                  <svg:desc>Sheet2.B1:Sheet2.B1</svg:desc>
                </draw:g>
              </table:table-cell>
              <table:table-cell office:value-type="string">
                <text:p>Largest Lower</text:p>
                <draw:g>
                  <svg:desc>Sheet2.C1:Sheet2.C1</svg:desc>
                </draw:g>
              </table:table-cell>
              <table:table-cell office:value-type="string">
                <text:p>Snake</text:p>
                <draw:g>
                  <svg:desc>Sheet2.D1:Sheet2.D1</svg:desc>
                </draw:g>
              </table:table-cell>
              <table:table-cell office:value-type="string">
                <text:p>Diagonal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2.A2:Sheet2.A8</svg:desc>
                </draw:g>
              </table:table-cell>
              <table:table-cell office:value-type="float" office:value="1">
                <text:p>1</text:p>
                <draw:g>
                  <svg:desc>Sheet2.B2:Sheet2.B8</svg:desc>
                </draw:g>
              </table:table-cell>
              <table:table-cell office:value-type="float" office:value="1">
                <text:p>1</text:p>
                <draw:g>
                  <svg:desc>Sheet2.C2:Sheet2.C8</svg:desc>
                </draw:g>
              </table:table-cell>
              <table:table-cell office:value-type="float" office:value="1">
                <text:p>1</text:p>
                <draw:g>
                  <svg:desc>Sheet2.D2:Sheet2.D8</svg:desc>
                </draw:g>
              </table:table-cell>
              <table:table-cell office:value-type="float" office:value="1">
                <text:p>1</text:p>
                <draw:g>
                  <svg:desc>Sheet2.E2:Sheet2.E8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">
                <text:p>0</text:p>
              </table:table-cell>
              <table:table-cell office:value-type="float" office:value="0.93">
                <text:p>0.93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0.82">
                <text:p>0.8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.22">
                <text:p>0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